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5.517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12.128cm" style:use-optimal-column-width="false"/>
    </style:style>
    <style:style style:name="co2" style:family="table-column">
      <style:table-column-properties style:column-width="12.169cm" style:use-optimal-column-width="false"/>
    </style:style>
    <style:style style:name="co3" style:family="table-column">
      <style:table-column-properties style:column-width="12.181cm" style:use-optimal-column-width="false"/>
    </style:style>
    <style:style style:name="ro1" style:family="table-row">
      <style:table-row-properties style:row-height="10.995cm"/>
    </style:style>
    <style:style style:name="ro2" style:family="table-row">
      <style:table-row-properties style:row-height="11.01cm"/>
    </style:style>
    <style:style style:name="ce1" style:family="table-cell">
      <style:graphic-properties draw:fill="solid" draw:fill-color="#ff6600" style:repeat="repeat"/>
      <style:text-properties fo:font-size="96pt" style:font-size-asian="96pt" style:font-size-complex="96pt"/>
    </style:style>
    <style:style style:name="ce2" style:family="table-cell">
      <style:graphic-properties draw:fill="solid" draw:fill-color="#ffffff" style:repeat="repeat"/>
    </style:style>
    <style:style style:name="ce3" style:family="table-cell">
      <style:graphic-properties draw:fill="solid" draw:fill-color="#ff6600" style:repeat="repeat"/>
    </style:style>
    <style:style style:name="ce4" style:family="table-cell">
      <style:graphic-properties draw:fill="solid" draw:fill-color="#cccc99" style:repeat="repeat"/>
    </style:style>
    <style:style style:name="ce5" style:family="table-cell">
      <style:graphic-properties draw:fill="solid" draw:fill-color="#ff66cc" style:repeat="repeat"/>
    </style:style>
    <style:style style:name="ce6" style:family="table-cell">
      <style:graphic-properties draw:fill="solid" draw:fill-color="#ffffff" style:repeat="repeat"/>
      <style:text-properties fo:font-size="80pt" style:font-size-asian="80pt" style:font-size-complex="80pt"/>
    </style:style>
    <style:style style:name="P1" style:family="paragraph">
      <style:paragraph-properties fo:text-align="start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style:font-name="Linux Libertine Display G" fo:font-size="80pt" style:font-size-asian="80pt" style:font-size-complex="8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color="#ff6600" fo:font-size="60pt" style:font-size-asian="60pt" style:font-size-complex="60pt"/>
    </style:style>
    <style:style style:name="T6" style:family="text">
      <style:text-properties fo:color="#ff00cc" fo:font-size="60pt" style:font-size-asian="60pt" style:font-size-complex="60pt"/>
    </style:style>
    <style:style style:name="T7" style:family="text">
      <style:text-properties fo:color="#000000" fo:font-size="60pt" style:font-size-asian="60pt" style:font-size-complex="60pt"/>
    </style:style>
    <style:style style:name="T8" style:family="text">
      <style:text-properties fo:color="#336600" fo:font-size="60pt" style:font-size-asian="60pt" style:font-size-complex="60pt"/>
    </style:style>
    <style:style style:name="T9" style:family="text">
      <style:text-properties fo:color="#0000ff" fo:font-size="60pt" style:font-size-asian="60pt" style:font-size-complex="60pt"/>
    </style:style>
    <style:style style:name="T10" style:family="text">
      <style:text-properties fo:color="#ff3333" fo:font-size="60pt" style:font-size-asian="60pt" style:font-size-complex="60pt"/>
    </style:style>
    <style:style style:name="T11" style:family="text">
      <style:text-properties fo:color="#cc9900" fo:font-size="60pt" style:font-size-asian="60pt" style:font-size-complex="60pt"/>
    </style:style>
    <style:style style:name="T12" style:family="text">
      <style:text-properties fo:color="#0000cc" fo:font-size="60pt" style:font-size-asian="60pt" style:font-size-complex="60pt"/>
    </style:style>
    <style:style style:name="T13" style:family="text">
      <style:text-properties fo:color="#336633" fo:font-size="60pt" style:font-size-asian="60pt" style:font-size-complex="60pt"/>
    </style:style>
    <style:style style:name="T14" style:family="text">
      <style:text-properties fo:color="#ff0000" fo:font-size="60pt" style:font-size-asian="60pt" style:font-size-complex="60pt"/>
    </style:style>
    <style:style style:name="T15" style:family="text">
      <style:text-properties fo:color="#006633" fo:font-size="60pt" style:font-size-asian="60pt" style:font-size-complex="60pt"/>
    </style:style>
    <style:style style:name="T16" style:family="text">
      <style:text-properties fo:color="#ff6600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3333ff" fo:font-size="60pt" style:font-size-asian="60pt" style:font-size-complex="60pt"/>
    </style:style>
    <style:style style:name="T18" style:family="text">
      <style:text-properties fo:color="#ff0066" fo:font-size="60pt" style:font-size-asian="60pt" style:font-size-complex="60pt"/>
    </style:style>
    <style:style style:name="T19" style:family="text">
      <style:text-properties fo:color="#ff950e" fo:font-size="60pt" style:font-size-asian="60pt" style:font-size-complex="60pt"/>
    </style:style>
    <style:style style:name="T20" style:family="text">
      <style:text-properties fo:color="#0084d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2.382cm" svg:height="54.989cm" svg:x="12.801cm" svg:y="237.5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">-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">-2</text:span></text:p>
              </table:table-cell>
              <table:table-cell table:style-name="ce3">
                <text:p><text:span text:style-name="T1">4</text:span></text:p>
              </table:table-cell>
              <table:table-cell/>
              <table:table-cell/>
              <table:table-cell/>
              <table:table-cell table:style-name="ce4">
                <text:p><text:span text:style-name="T1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">-2</text:span></text:p>
              </table:table-cell>
              <table:table-cell table:style-name="ce3">
                <text:p><text:span text:style-name="T1">4</text:span></text:p>
              </table:table-cell>
              <table:table-cell table:style-name="ce3">
                <text:p><text:span text:style-name="T1">-3</text:span></text:p>
              </table:table-cell>
              <table:table-cell/>
              <table:table-cell/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/>
              <table:table-cell/>
              <table:table-cell table:style-name="ce3">
                <text:p><text:span text:style-name="T1">-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 table:style-name="ce4">
                <text:p><text:span text:style-name="T1">2</text:span></text:p>
              </table:table-cell>
              <table:table-cell table:style-name="ce2"/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 table:style-name="ce5">
                <text:p><text:span text:style-name="T1">2</text:span></text:p>
              </table:table-cell>
              <table:table-cell table:style-name="ce2"/>
              <table:table-cell table:style-name="ce6">
                <text:p><text:span text:style-name="T2"><text:s/></text:span></text:p>
              </table:table-cell>
            </table:table-row>
            <table:table-row table:style-name="ro2" table:default-cell-style-name="ce3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 table:style-name="ce4">
                <text:p>2<text:span text:style-name="T1">2</text:span></text:p>
              </table:table-cell>
              <table:table-cell table:style-name="ce4">
                <text:p><text:span text:style-name="T1">-1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 table:style-name="ce5">
                <text:p>2<text:span text:style-name="T1">2</text:span></text:p>
              </table:table-cell>
              <table:table-cell table:style-name="ce5">
                <text:p><text:span text:style-name="T1">-1</text:span></text:p>
              </table:table-cell>
              <table:table-cell>
                <text:p><text:span text:style-name="T1">-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1.379cm" svg:height="230.7cm" svg:x="11.922cm" svg:y="4.429cm">
          <draw:text-box>
            <text:p><text:span text:style-name="T3">Given an array and find the maximum continuous sum in linear time</text:span></text:p>
            <text:p><text:span text:style-name="T4"/></text:p>
            <text:p><text:span text:style-name="T4">This problem is highly non trivial</text:span></text:p>
            <text:p><text:span text:style-name="T4"/></text:p>
            <text:p><text:span text:style-name="T4">1. Let's try the naiver solution which is O(n^3)</text:span></text:p>
            <text:p><text:span text:style-name="T4"><text:s text:c="4"/></text:span><text:span text:style-name="T4">Array = [-3, 4, 5, -8]</text:span></text:p>
            <text:p><text:span text:style-name="T4"><text:s text:c="7"/></text:span></text:p>
            <text:p><text:span text:style-name="T4"><text:s text:c="4"/></text:span><text:span text:style-name="T4">-3 <text:s text:c="14"/></text:span></text:p>
            <text:p><text:span text:style-name="T4"><text:s text:c="4"/></text:span><text:span text:style-name="T4">-3, 4 <text:s text:c="11"/></text:span><text:span text:style-name="T5">4</text:span></text:p>
            <text:p><text:span text:style-name="T4"><text:s text:c="4"/></text:span><text:span text:style-name="T4">-3, 4, 5 <text:s text:c="7"/></text:span><text:span text:style-name="T5">4, 5</text:span><text:span text:style-name="T4"> <text:s text:c="7"/>5 </text:span></text:p>
            <text:p><text:span text:style-name="T4"><text:s text:c="4"/></text:span><text:span text:style-name="T4">-3, 4, 5, -8 <text:s text:c="2"/></text:span><text:span text:style-name="T5">4, 5, -8 <text:s/></text:span><text:span text:style-name="T4">5, -8 <text:s text:c="2"/>-</text:span><text:span text:style-name="T6">8</text:span></text:p>
            <text:p><text:span text:style-name="T6"/></text:p>
            <text:p><text:span text:style-name="T7"><text:s text:c="5"/></text:span><text:span text:style-name="T7">Sum all the rows and find the maximum</text:span></text:p>
            <text:p><text:span text:style-name="T4"><text:s text:c="8"/></text:span></text:p>
            <text:p><text:span text:style-name="T4"><text:s text:c="5"/></text:span><text:span text:style-name="T4">int </text:span><text:span text:style-name="T8">max</text:span><text:span text:style-name="T4"> = Int.min;</text:span></text:p>
            <text:p><text:span text:style-name="T4"><text:s text:c="5"/></text:span><text:span text:style-name="T4">int len = Array.length;</text:span></text:p>
            <text:p><text:span text:style-name="T4"><text:s text:c="5"/></text:span><text:span text:style-name="T5">for(int b = 0; b &lt; </text:span><text:span text:style-name="T7">len</text:span><text:span text:style-name="T5">; b++)</text:span></text:p>
            <text:p><text:span text:style-name="T4"><text:s text:c="5"/></text:span><text:span text:style-name="T4">{</text:span></text:p>
            <text:p><text:span text:style-name="T4"><text:s text:c="9"/></text:span><text:span text:style-name="T9">for(int i=0; i&lt;len; i++)</text:span></text:p>
            <text:p><text:span text:style-name="T4"><text:s text:c="9"/></text:span><text:span text:style-name="T4">{</text:span></text:p>
            <text:p><text:span text:style-name="T4"><text:s text:c="13"/></text:span><text:span text:style-name="T10">sum</text:span><text:span text:style-name="T4"> = 0;</text:span></text:p>
            <text:p><text:span text:style-name="T4"><text:s text:c="13"/></text:span><text:span text:style-name="T11">for(int k = </text:span><text:span text:style-name="T12">i</text:span><text:span text:style-name="T11">; k &lt; </text:span><text:span text:style-name="T9">i</text:span><text:span text:style-name="T11">+1; k++)</text:span></text:p>
            <text:p><text:span text:style-name="T4"><text:s text:c="13"/></text:span><text:span text:style-name="T4">{</text:span></text:p>
            <text:p><text:span text:style-name="T4"><text:s text:c="16"/></text:span><text:span text:style-name="T10">sum</text:span><text:span text:style-name="T4"> += Array[</text:span><text:span text:style-name="T11">k</text:span><text:span text:style-name="T4">+</text:span><text:span text:style-name="T5">b</text:span><text:span text:style-name="T4">];</text:span></text:p>
            <text:p><text:span text:style-name="T4"><text:s text:c="13"/></text:span><text:span text:style-name="T4">}</text:span></text:p>
            <text:p><text:span text:style-name="T4"><text:s text:c="13"/></text:span><text:span text:style-name="T4">if(</text:span><text:span text:style-name="T13">max</text:span><text:span text:style-name="T4"> &lt; </text:span><text:span text:style-name="T14">sum</text:span><text:span text:style-name="T4">)</text:span></text:p>
            <text:p><text:span text:style-name="T4"><text:s text:c="16"/></text:span><text:span text:style-name="T15">max</text:span><text:span text:style-name="T4"> = </text:span><text:span text:style-name="T14">sum</text:span><text:span text:style-name="T4">;</text:span></text:p>
            <text:p><text:span text:style-name="T4"><text:s text:c="9"/></text:span><text:span text:style-name="T4">}</text:span></text:p>
            <text:p><text:span text:style-name="T4"><text:s text:c="5"/></text:span><text:span text:style-name="T4">}</text:span></text:p>
            <text:p><text:span text:style-name="T4"><text:s text:c="4"/></text:span></text:p>
            <text:p><text:span text:style-name="T4"><text:s text:c="5"/></text:span><text:span text:style-name="T4">The algorithm has three loops and it is easy to analysis and show </text:span></text:p>
            <text:p><text:span text:style-name="T4"><text:s text:c="5"/></text:span><text:span text:style-name="T4">the run time is O(n^3)</text:span></text:p>
            <text:p><text:span text:style-name="T4"/></text:p>
            <text:p><text:span text:style-name="T4">2. Let's find a more efficient algorithm.</text:span></text:p>
            <text:p><text:span text:style-name="T4"><text:tab/></text:span><text:span text:style-name="T4"><text:tab/></text:span><text:span text:style-name="T4"> </text:span><text:span text:style-name="T4">From the left to the right of picture bellow</text:span></text:p>
            <text:p><text:span text:style-name="T4"><text:s text:c="4"/></text:span></text:p>
            <text:p><text:span text:style-name="T4"><text:s text:c="4"/></text:span><text:span text:style-name="T5">(1)</text:span><text:span text:style-name="T4"> If the Array has one element: Array = [-1]</text:span></text:p>
            <text:p><text:span text:style-name="T4"><text:s text:c="8"/></text:span><text:span text:style-name="T4">then it is trivial case, max = -1</text:span></text:p>
            <text:p><text:span text:style-name="T4"><text:s text:c="4"/></text:span></text:p>
            <text:p><text:span text:style-name="T4"><text:s text:c="4"/></text:span><text:span text:style-name="T5">(2)</text:span><text:span text:style-name="T4"> If the Array has two elements: Array = [2, -1]</text:span></text:p>
            <text:p><text:span text:style-name="T4"><text:s text:c="8"/></text:span><text:span text:style-name="T4">then max = <text:s/></text:span><text:span text:style-name="T6">max( </text:span><text:span text:style-name="T4">previous_max + 2, 2</text:span><text:span text:style-name="T6">)</text:span></text:p>
            <text:p><text:span text:style-name="T4"><text:s text:c="4"/></text:span></text:p>
            <text:p><text:span text:style-name="T4"><text:s text:c="4"/></text:span><text:span text:style-name="T5">(3)</text:span><text:span text:style-name="T4"> If the Array has three elements: Array = [ -3, 2, -1]</text:span></text:p>
            <text:p><text:span text:style-name="T4"><text:s text:c="8"/></text:span><text:span text:style-name="T4">then max = </text:span><text:span text:style-name="T6">max(</text:span><text:span text:style-name="T4"> previous_max + (-3), -3</text:span><text:span text:style-name="T6">) </text:span><text:span text:style-name="T4"><text:s text:c="4"/></text:span></text:p>
            <text:p><text:span text:style-name="T4"/></text:p>
            <text:p><text:span text:style-name="T4"><text:tab/></text:span><text:span text:style-name="T4"><text:tab/></text:span><text:span text:style-name="T5">(4)</text:span><text:span text:style-name="T4"> If the Array has four elements: Array = [4, -3, 2, -1]</text:span></text:p>
            <text:p><text:span text:style-name="T4"><text:s text:c="8"/></text:span><text:span text:style-name="T4">then max = </text:span><text:span text:style-name="T6">max(</text:span><text:span text:style-name="T4"> previous_max + (4), 4</text:span><text:span text:style-name="T6">)</text:span></text:p>
            <text:p><text:span text:style-name="T4"><text:s text:c="4"/></text:span></text:p>
            <text:p><text:span text:style-name="T4"><text:s text:c="4"/></text:span><text:span text:style-name="T5">(5)</text:span><text:span text:style-name="T4"> If the Array has five elements: Array = [-2, 4, -3, 2, -1]</text:span></text:p>
            <text:p><text:span text:style-name="T4"><text:s text:c="9"/></text:span><text:span text:style-name="T4">then max = </text:span><text:span text:style-name="T6">max( </text:span><text:span text:style-name="T4">previous_max + (-2), -2</text:span><text:span text:style-name="T6">)</text:span></text:p>
            <text:p><text:span text:style-name="T4"/></text:p>
            <text:p><text:span text:style-name="T4"><text:s text:c="2"/></text:span></text:p>
            <text:p><text:span text:style-name="T4"><text:s text:c="6"/></text:span><text:span text:style-name="T16">Full Algorithm 1</text:span><text:span text:style-name="T4">: </text:span><text:span text:style-name="T17">The algorithm is based on the staircase box bellow</text:span></text:p>
            <text:p text:style-name="P1"><text:span text:style-name="T4"><text:s text:c="10"/></text:span></text:p>
            <text:p text:style-name="P1"><text:span text:style-name="T4"><text:s text:c="6"/></text:span><text:span text:style-name="T4">len = Array.length;</text:span></text:p>
            <text:p text:style-name="P1"><text:span text:style-name="T4"><text:s text:c="6"/></text:span><text:span text:style-name="T4">if( len == 1) </text:span></text:p>
            <text:p text:style-name="P1"><text:span text:style-name="T4"><text:s text:c="6"/></text:span><text:span text:style-name="T4"><text:tab/></text:span><text:span text:style-name="T4"><text:tab/></text:span><text:span text:style-name="T4">return max = Array[0];</text:span></text:p>
            <text:p text:style-name="P1"><text:span text:style-name="T4"><text:s text:c="6"/></text:span><text:span text:style-name="T4">else if(len &gt; 1)</text:span></text:p>
            <text:p text:style-name="P1"><text:span text:style-name="T4"><text:s text:c="6"/></text:span><text:span text:style-name="T4">{</text:span></text:p>
            <text:p text:style-name="P1"><text:span text:style-name="T4"><text:s text:c="6"/></text:span><text:span text:style-name="T4"><text:tab/></text:span><text:span text:style-name="T4"><text:tab/></text:span><text:span text:style-name="T4">int[ ] </text:span><text:span text:style-name="T10">box</text:span><text:span text:style-name="T4"> = new int[len];</text:span></text:p>
            <text:p text:style-name="P1"><text:span text:style-name="T4"><text:s text:c="9"/></text:span><text:span text:style-name="T18">box</text:span><text:span text:style-name="T4">[0] = Array[0];</text:span></text:p>
            <text:p text:style-name="P1"><text:span text:style-name="T4"><text:s text:c="9"/></text:span><text:span text:style-name="T19">for(int k = 1; k &lt; len; k++)</text:span></text:p>
            <text:p text:style-name="P1"><text:span text:style-name="T4"><text:s text:c="2"/></text:span><text:span text:style-name="T4"><text:tab/></text:span><text:span text:style-name="T4"><text:tab/></text:span><text:span text:style-name="T4"> <text:s text:c="4"/></text:span><text:span text:style-name="T4"><text:tab/></text:span><text:span text:style-name="T4"><text:tab/></text:span><text:span text:style-name="T10">box</text:span><text:span text:style-name="T4">[k] = </text:span><text:span text:style-name="T20">max</text:span><text:span text:style-name="T10">( </text:span><text:span text:style-name="T18">box</text:span><text:span text:style-name="T7">[i-1] + Array[i], Array[i])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 text:c="9"/></text:span><text:span text:style-name="T4">max = </text:span><text:span text:style-name="T10">box</text:span><text:span text:style-name="T4">[0];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for(int k = 1; k &lt; len; k++)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if(max &lt; </text:span><text:span text:style-name="T10">box</text:span><text:span text:style-name="T4">[k]) 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max = </text:span><text:span text:style-name="T18">box</text:span><text:span text:style-name="T4">[k]; </text:span></text:p>
            <text:p text:style-name="P1"><text:span text:style-name="T4"><text:s text:c="7"/></text:span><text:span text:style-name="T4">} <text:s text:c="4"/></text:span></text:p>
            <text:p text:style-name="P1"><text:span text:style-name="T4"><text:s text:c="7"/></text:span><text:span text:style-name="T4">return max <text:s text:c="5"/></text:span></text:p>
            <text:p><text:span text:style-name="T4"/></text:p>
            <text:p><text:span text:style-name="T4"><text:s text:c="8"/></text:span></text:p>
            <text:p><text:span text:style-name="T4"><text:s text:c="8"/></text:span><text:span text:style-name="T16">Full Algorithm 2</text:span><text:span text:style-name="T4">: </text:span><text:span text:style-name="T17">The algorithm will work only there are negative and positive/zero integer in the Array</text:span></text:p>
            <text:p><text:span text:style-name="T4"/></text:p>
            <text:p><text:span text:style-name="T4"><text:s text:c="8"/></text:span><text:span text:style-name="T4">max = Array[0]</text:span></text:p>
            <text:p><text:span text:style-name="T4"><text:s text:c="8"/></text:span><text:span text:style-name="T4">sum = max;</text:span></text:p>
            <text:p><text:span text:style-name="T4"><text:s text:c="8"/></text:span><text:span text:style-name="T4">for(int k=1; k&lt;len; k++)</text:span></text:p>
            <text:p><text:span text:style-name="T4"><text:s text:c="8"/></text:span><text:span text:style-name="T4">{</text:span></text:p>
            <text:p><text:span text:style-name="T4"><text:s text:c="11"/></text:span><text:span text:style-name="T4">if(sum &lt; 0) <text:s text:c="23"/>(a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m = 0; <text:s text:c="22"/>(b)</text:span></text:p>
            <text:p><text:span text:style-name="T4"><text:s text:c="11"/></text:span><text:span text:style-name="T4">sum += Array[k]; </text:span></text:p>
            <text:p><text:span text:style-name="T4"><text:s text:c="11"/></text:span><text:span text:style-name="T4">if(max &lt; sum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x = sum;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}</text:span></text:p>
            <text:p><text:span text:style-name="T4"><text:s text:c="9"/></text:span><text:span text:style-name="T4">return max</text:span></text:p>
            <text:p><text:span text:style-name="T4"/></text:p>
            <text:p><text:span text:style-name="T4"><text:s text:c="9"/></text:span><text:span text:style-name="T16">Why the algorithm work?</text:span></text:p>
            <text:p><text:span text:style-name="T4"><text:s text:c="9"/></text:span><text:span text:style-name="T4">From right to left of staircase boxes:</text:span></text:p>
            <text:p><text:span text:style-name="T4"><text:s text:c="12"/></text:span><text:span text:style-name="T4">if the max value of a box is negative, </text:span></text:p>
            <text:p><text:span text:style-name="T4"><text:s text:c="15"/></text:span><text:span text:style-name="T4">then the max value of next staircase box(let the box is box[x]) (from left to right)</text:span></text:p>
            <text:p><text:span text:style-name="T4"><text:s text:c="27"/></text:span><text:span text:style-name="T4">array[x-1] + box[k] &lt; array[x-1] (since box[x] is negative)</text:span></text:p>
            <text:p><text:span text:style-name="T4"><text:s text:c="27"/></text:span><text:span text:style-name="T4">so array[x-1] + box[k] will never be the max value of continuous sum</text:span></text:p>
            <text:p><text:span text:style-name="T4"><text:s text:c="27"/></text:span><text:span text:style-name="T4">and the next possible max value will be start from array[x-1] inclusively</text:span></text:p>
            <text:p><text:span text:style-name="T4"><text:s text:c="27"/></text:span></text:p>
            <text:p><text:span text:style-name="T4"><text:s text:c="27"/></text:span><text:span text:style-name="T4">This is where the code (a) and (b) does </text:span></text:p>
            <text:p><text:span text:style-name="T4"/></text:p>
            <text:p><text:span text:style-name="T4"><text:s text:c="19"/></text:span></text:p>
          </draw:text-box>
        </draw:frame>
        <draw:custom-shape draw:style-name="gr2" draw:text-style-name="P3" draw:layer="layout" svg:width="10.668cm" svg:height="1.905cm" svg:x="184.432cm" svg:y="294.6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2.86cm" svg:height="2.032cm" svg:x="159.413cm" svg:y="294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4.671cm" svg:height="1.905cm" svg:x="123.345cm" svg:y="294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8.006cm" svg:height="2.286cm" svg:x="74.069cm" svg:y="293.8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59.309cm" svg:height="3.302cm" svg:x="13.109cm" svg:y="293.2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03.2cm" fo:page-height="299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00:44:13.615597000</meta:creation-date>
    <dc:date>2014-10-06T21:48:20.742961000</dc:date>
    <meta:editing-duration>P4DT2H53M15S</meta:editing-duration>
    <meta:editing-cycles>9</meta:editing-cycles>
    <meta:generator>LibreOffice/4.2.5.2$MacOSX_X86_64 LibreOffice_project/61cb170a04bb1f12e77c884eab9192be736ec5f5</meta:generator>
    <meta:document-statistic meta:object-count="7"/>
  </office:meta>
</office:document-meta>
</file>